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aseClientIntegrationTests.shouldEmitGenerat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DatabaseClientIntegrationTests.execute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atabaseClientIntegration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abaseClientIntegrationTests.executeD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DatabaseClientIntegrationTests.shouldTranslateDuplicateKe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